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E00000127EBD51A1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911cm" svg:height="10.406cm" svg:x="0cm" svg:y="0cm">
          <draw:image xlink:href="Pictures/100000000000016E00000127EBD51A1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954cm" fo:page-height="10.4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0-10-26T23:38:46</dc:date>
    <dc:creator>Nick Joliat</dc:creator>
    <meta:document-statistic meta:object-count="1"/>
    <meta:generator>OpenOffice.org/3.2$Linux OpenOffice.org_project/320m12$Build-9483</meta:generator>
  </office:meta>
</office:document-meta>
</file>